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UM Master Rotativo</text:p>
      <text:p text:style-name="P1">Andreina Garcia</text:p>
      <text:p text:style-name="P1"/>
      <text:p text:style-name="P1"><text:span text:style-name="T1">EQUIPOS</text:span>:</text:p>
      <text:p text:style-name="P1">* -&gt; Coordinador de equipo</text:p>
      <text:p text:style-name="P1"/>
      <text:p text:style-name="P1">1<text:tab/>Linda Perez *</text:p>
      <text:p text:style-name="P1"><text:tab/>Andreina Garcia</text:p>
      <text:p text:style-name="P1"><text:tab/>Cristina Villalobos</text:p>
      <text:p text:style-name="P1"/>
      <text:p text:style-name="P1">2<text:tab/>Daniela Ruiz *</text:p>
      <text:p text:style-name="P1"><text:tab/>Andrea Mendoza</text:p>
      <text:p text:style-name="P1"><text:tab/>Diego Millan</text:p>
      <text:p text:style-name="P1"/>
      <text:p text:style-name="P1">3<text:tab/>Vicente Santacoloma *</text:p>
      <text:p text:style-name="P1"><text:tab/>Fernando Sahmkow</text:p>
      <text:p text:style-name="P1"><text:tab/>Gabriel Casique</text:p>
      <text:p text:style-name="P1"/>
      <text:p text:style-name="P1">4<text:tab/>Daniela Hernandez *</text:p>
      <text:p text:style-name="P1"><text:tab/>Narbelys Oropeza</text:p>
      <text:p text:style-name="P1"/>
      <text:p text:style-name="P1">Weekly Scrum: Viernes luego de clases (Inicio 2 pm)</text:p>
      <text:p text:style-name="P1"/>
      <text:p text:style-name="P1">Scrum de Scrum: <text:s/>Viernes luego del Weekly Scrum</text:p>
      <text:p text:style-name="P1"/>
      <text:p text:style-name="P1">Sprint Planning Meeting: Lunes semana 3 y Viernes semanas 5, 7 y 9</text:p>
      <text:p text:style-name="P1"/>
      <text:p text:style-name="P1">Product Backlog (Agenda)</text:p>
      <text:p text:style-name="P1"/>
      <text:p text:style-name="P1">Sprint Backlog (Describe el como)</text:p>
      <text:p text:style-name="P1"/>
      <text:p text:style-name="P1"/>
      <text:p text:style-name="P1"/>
      <text:p text:style-name="P1">ACTIVIDADES</text:p>
      <text:p text:style-name="P1"/>
      <text:p text:style-name="P1">SPRINT 1: </text:p>
      <text:p text:style-name="P1"><text:tab/>Semana 3</text:p>
      <text:p text:style-name="P1"><text:tab/><text:tab/>Modificar todo para agregar TECNICA</text:p>
      <text:p text:style-name="P1"><text:tab/><text:tab/>Familiarizarse con Django, Phyton, GIT y demas herramientas</text:p>
      <text:p text:style-name="P1"><text:tab/><text:tab/>Configuraciones</text:p>
      <text:p text:style-name="P1"><text:tab/></text:p>
      <text:p text:style-name="P1"><text:tab/>Semana 4</text:p>
      <text:p text:style-name="P1"><text:tab/><text:tab/>Realizar todas las correcciones (CU desconectados y todo lo referente a Tecnica) y generar la aplicacion con cohesion</text:p>
      <text:p text:style-name="P1"><text:tab/><text:tab/>Verificar CRUDs y demas casos generados</text:p>
      <text:p text:style-name="P1"/>
      <text:p text:style-name="P1">SPRINT 2: </text:p>
      <text:p text:style-name="P1"><text:tab/>Semana 5</text:p>
      <text:p text:style-name="P1"><text:tab/><text:tab/>ALTA</text:p>
      <text:p text:style-name="P1"><text:soft-page-break/><text:tab/></text:p>
      <text:p text:style-name="P1"><text:tab/>Semana 6</text:p>
      <text:p text:style-name="P1"><text:tab/><text:tab/>MEDIA ALTA</text:p>
      <text:p text:style-name="P1"/>
      <text:p text:style-name="P1">SPRINT 3: </text:p>
      <text:p text:style-name="P1"><text:tab/>Semana 7</text:p>
      <text:p text:style-name="P1"><text:tab/><text:tab/>MEDIA</text:p>
      <text:p text:style-name="P1"><text:tab/></text:p>
      <text:p text:style-name="P1"><text:tab/>Semana 8</text:p>
      <text:p text:style-name="P1"><text:tab/><text:tab/>MEDIA BAJA</text:p>
      <text:p text:style-name="P1"/>
      <text:p text:style-name="P1">SPRINT 4: </text:p>
      <text:p text:style-name="P1"><text:tab/>Semana 9</text:p>
      <text:p text:style-name="P1"><text:s/><text:tab/><text:tab/>Interfaz</text:p>
      <text:p text:style-name="P1"><text:tab/></text:p>
      <text:p text:style-name="P1"><text:tab/>Semana 10 y 11</text:p>
      <text:p text:style-name="P1"><text:tab/><text:tab/>Pruebas generales</text:p>
      <text:p text:style-name="P1"/>
      <text:p text:style-name="P1"/>
      <text:p text:style-name="P1">Presentes en la reunion:</text:p>
      <text:p text:style-name="P1">Vicente</text:p>
      <text:p text:style-name="P1">Andreina</text:p>
      <text:p text:style-name="P1">Cristina</text:p>
      <text:p text:style-name="P1">Linda</text:p>
      <text:p text:style-name="P1">Narbelys</text:p>
      <text:p text:style-name="P1">Daniela H</text:p>
      <text:p text:style-name="P1">Diego</text:p>
      <text:p text:style-name="P1">Gabr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5-07T14:15:00</meta:creation-date>
    <dc:date>2012-05-07T16:19:09</dc:date>
    <dc:creator>Andreina </dc:creator>
    <meta:editing-duration>PT1H2M24S</meta:editing-duration>
    <meta:editing-cycles>7</meta:editing-cycles>
    <meta:generator>LibreOffice/3.5$Linux_X86_64 LibreOffice_project/350m1$Build-202</meta:generator>
    <meta:document-statistic meta:table-count="0" meta:image-count="0" meta:object-count="0" meta:page-count="2" meta:paragraph-count="57" meta:word-count="166" meta:character-count="1036" meta:non-whitespace-character-count="876"/>
  </office:meta>
</office:document-meta>
</file>